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800" table:style-name="ce6">
            <text:p>800</text:p>
          </table:table-cell>
          <table:table-cell table:style-name="ce6"/>
          <table:table-cell table:number-columns-repeated="16378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2" table:style-name="ce6"/>
          <table:table-cell table:number-columns-repeated="16378" table:style-name="ce1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105" table:style-name="ce6">
            <text:p>105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900" table:style-name="ce6">
            <text:p>900</text:p>
          </table:table-cell>
          <table:table-cell table:style-name="ce6"/>
          <table:table-cell table:number-columns-repeated="16378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2" table:style-name="ce6"/>
          <table:table-cell table:number-columns-repeated="16378" table:style-name="ce1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90" table:style-name="ce6">
            <text:p>90</text:p>
          </table:table-cell>
          <table:table-cell table:style-name="ce6"/>
          <table:table-cell table:number-columns-repeated="16378" table:style-name="ce1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2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100" table:style-name="ce6">
            <text:p>100</text:p>
          </table:table-cell>
          <table:table-cell table:style-name="ce6"/>
          <table:table-cell table:number-columns-repeated="16378" table:style-name="ce1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50" table:style-name="ce6">
            <text:p>50</text:p>
          </table:table-cell>
          <table:table-cell table:style-name="ce6"/>
          <table:table-cell table:number-columns-repeated="16378" table:style-name="ce1"/>
        </table:table-row>
        <table:table-row table:style-name="ro2" table:visibility="filter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table:number-columns-repeated="2" table:style-name="ce6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table:number-columns-repeated="2" table:style-name="ce6"/>
          <table:table-cell table:number-columns-repeated="16378" table:style-name="ce1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2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150" table:style-name="ce6">
            <text:p>150</text:p>
          </table:table-cell>
          <table:table-cell table:style-name="ce6"/>
          <table:table-cell table:number-columns-repeated="16378" table:style-name="ce1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2" table:style-name="ce6"/>
          <table:table-cell table:number-columns-repeated="16378" table:style-name="ce1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2" table:style-name="ce6"/>
          <table:table-cell table:number-columns-repeated="16378" table:style-name="ce1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2" table:style-name="ce6"/>
          <table:table-cell table:number-columns-repeated="16378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2" table:style-name="ce6"/>
          <table:table-cell table:number-columns-repeated="16378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2" table:style-name="ce6"/>
          <table:table-cell table:number-columns-repeated="16378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250" table:style-name="ce6">
            <text:p>25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250" table:style-name="ce6">
            <text:p>250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20" table:style-name="ce6">
            <text:p>20</text:p>
          </table:table-cell>
          <table:table-cell table:style-name="ce6"/>
          <table:table-cell table:number-columns-repeated="16378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30" table:style-name="ce6">
            <text:p>30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90" table:style-name="ce6">
            <text:p>90</text:p>
          </table:table-cell>
          <table:table-cell table:style-name="ce6"/>
          <table:table-cell table:number-columns-repeated="16378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150" table:style-name="ce6">
            <text:p>150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150" table:style-name="ce6">
            <text:p>150</text:p>
          </table:table-cell>
          <table:table-cell table:style-name="ce6"/>
          <table:table-cell table:number-columns-repeated="16378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2" table:style-name="ce6"/>
          <table:table-cell table:number-columns-repeated="16378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2" table:style-name="ce6"/>
          <table:table-cell table:number-columns-repeated="16378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2" table:style-name="ce6"/>
          <table:table-cell table:number-columns-repeated="16378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100" table:style-name="ce6">
            <text:p>100</text:p>
          </table:table-cell>
          <table:table-cell table:style-name="ce6"/>
          <table:table-cell table:number-columns-repeated="16378"/>
        </table:table-row>
        <table:table-row table:style-name="ro4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number-columns-repeated="2" table:style-name="ce6"/>
          <table:table-cell table:number-columns-repeated="16378"/>
        </table:table-row>
        <table:table-row table:style-name="ro4" table:visibility="filter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table:number-columns-repeated="2" table:style-name="ce6"/>
          <table:table-cell table:number-columns-repeated="16378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70" table:style-name="ce6">
            <text:p>7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100" table:style-name="ce6">
            <text:p>1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200" table:style-name="ce6">
            <text:p>200</text:p>
          </table:table-cell>
          <table:table-cell table:style-name="ce6"/>
          <table:table-cell table:number-columns-repeated="16378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2" table:style-name="ce6"/>
          <table:table-cell table:number-columns-repeated="16378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2" table:style-name="ce6"/>
          <table:table-cell table:number-columns-repeated="16378"/>
        </table:table-row>
        <table:table-row table:style-name="ro2" table:visibility="filter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table:number-columns-repeated="2" table:style-name="ce6"/>
          <table:table-cell table:number-columns-repeated="16378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2" table:style-name="ce6"/>
          <table:table-cell table:number-columns-repeated="16378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70" table:style-name="ce6">
            <text:p>7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500" table:style-name="ce6">
            <text:p>15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50" table:style-name="ce6">
            <text:p>50</text:p>
          </table:table-cell>
          <table:table-cell table:style-name="ce6"/>
          <table:table-cell table:number-columns-repeated="16378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2" table:style-name="ce6"/>
          <table:table-cell table:number-columns-repeated="16378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20" table:style-name="ce6">
            <text:p>20</text:p>
          </table:table-cell>
          <table:table-cell table:style-name="ce6"/>
          <table:table-cell table:number-columns-repeated="16378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2" table:style-name="ce6"/>
          <table:table-cell table:number-columns-repeated="16378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9" table:style-name="ce6">
            <text:p>9</text:p>
          </table:table-cell>
          <table:table-cell table:style-name="ce6"/>
          <table:table-cell table:number-columns-repeated="16378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2" table:style-name="ce6"/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table:number-columns-repeated="2" table:style-name="ce6"/>
          <table:table-cell table:number-columns-repeated="16378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2" table:style-name="ce6"/>
          <table:table-cell table:number-columns-repeated="16378"/>
        </table:table-row>
        <table:table-row table:style-name="ro2" table:visibility="filter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table:number-columns-repeated="2" table:style-name="ce6"/>
          <table:table-cell table:number-columns-repeated="16378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5254" table:formula="of:=SUM([.E2:.E54])" table:style-name="ce20">
            <text:p>5254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6-10T09:10:30Z</dc:date>
    <meta:print-date>2025-05-07T16:41:07Z</meta:print-date>
    <meta:editing-cycles>167</meta:editing-cycles>
    <meta:editing-duration>PT263664S</meta:editing-duration>
  </office:meta>
</office:document-meta>
</file>